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2.036cm" fo:min-width="4.45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1.656cm" fo:min-width="4.164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3262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1.795cm" fo:min-width="7.0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2.365cm" fo:min-width="8.13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232629" draw:marker-start-width="0.252cm" draw:marker-end-width="0.252cm" draw:fill="none" draw:textarea-horizontal-align="justify" draw:textarea-vertical-align="middle" draw:auto-grow-height="false" fo:min-height="2.002cm" fo:min-width="4.419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onospac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953cm" svg:height="2.286cm" svg:x="2.397cm" svg:y="22.636cm">
          <text:p text:style-name="P1"><text:span text:style-name="T1">Mai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6.096cm" svg:height="1.905cm" svg:x="1.951cm" svg:y="6.842cm">
          <text:p text:style-name="P1">rho(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1" draw:id="id1" draw:layer="layout" svg:width="6.096cm" svg:height="1.905cm" svg:x="1.951cm" svg:y="3.159cm">
          <text:p text:style-name="P1">phi(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" svg:x1="4.999cm" svg:y1="5.064cm" svg:x2="4.999cm" svg:y2="6.842cm" draw:start-shape="id1" draw:start-glue-point="2" draw:end-shape="id2" svg:d="M4999 5064v1778" svg:viewBox="0 0 1 1779">
          <text:p/>
        </draw:connector>
        <draw:connector draw:style-name="gr3" draw:text-style-name="P3" draw:layer="layout" draw:type="line" svg:x1="4.999cm" svg:y1="8.747cm" svg:x2="4.873cm" svg:y2="22.636cm" draw:start-shape="id2" draw:start-glue-point="2" draw:end-shape="id3" svg:d="M4999 8747l-126 13889" svg:viewBox="0 0 127 13890">
          <text:p/>
        </draw:connector>
        <draw:custom-shape draw:style-name="gr4" draw:text-style-name="P3" xml:id="id4" draw:id="id4" draw:layer="layout" svg:width="7.62cm" svg:height="3.937cm" svg:x="11.603cm" svg:y="21.828cm">
          <text:p text:style-name="P1">3D/3D_data/&lt;file&gt;.csv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draw:layer="layout" draw:type="line" svg:x1="7.35cm" svg:y1="23.779cm" svg:x2="11.603cm" svg:y2="23.797cm" draw:start-shape="id3" draw:start-glue-point="7" draw:end-shape="id4" draw:end-glue-point="6" svg:d="M7350 23779l4253 18" svg:viewBox="0 0 4254 19">
          <text:p/>
        </draw:connector>
        <draw:custom-shape draw:style-name="gr1" draw:text-style-name="P2" xml:id="id5" draw:id="id5" draw:layer="layout" svg:width="4.953cm" svg:height="2.286cm" svg:x="12.938cm" svg:y="18.586cm">
          <text:p text:style-name="P1"><text:span text:style-name="T1">read_3D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413cm" svg:y1="21.828cm" svg:x2="15.415cm" svg:y2="20.872cm" draw:start-shape="id4" draw:start-glue-point="5" draw:end-shape="id5" draw:end-glue-point="6" svg:d="M15413 21828l2-956" svg:viewBox="0 0 3 957">
          <text:p/>
        </draw:connector>
        <draw:custom-shape draw:style-name="gr5" draw:text-style-name="P3" xml:id="id6" draw:id="id6" draw:layer="layout" svg:width="8.636cm" svg:height="4.953cm" svg:x="11.133cm" svg:y="12.601cm">
          <text:p text:style-name="P1">3D/blender_files/&lt;file&gt;.ble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3" draw:layer="layout" draw:type="line" svg:x1="15.415cm" svg:y1="18.586cm" svg:x2="15.451cm" svg:y2="17.554cm" draw:start-shape="id5" draw:start-glue-point="4" draw:end-shape="id6" draw:end-glue-point="7" svg:d="M15415 18586l36-1032" svg:viewBox="0 0 37 1033">
          <text:p/>
        </draw:connector>
        <draw:custom-shape draw:style-name="gr6" draw:text-style-name="P2" xml:id="id7" draw:id="id7" draw:layer="layout" svg:width="4.953cm" svg:height="2.286cm" svg:x="13.573cm" svg:y="3.032cm">
          <text:p text:style-name="P1"><text:span text:style-name="T1">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8" draw:id="id8" draw:layer="layout" svg:width="4.953cm" svg:height="2.286cm" svg:x="13.573cm" svg:y="6.633cm">
          <text:p text:style-name="P1"><text:span text:style-name="T1">consta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3.573cm" svg:y1="4.175cm" svg:x2="8.047cm" svg:y2="4.111cm" draw:start-shape="id7" draw:start-glue-point="5" draw:end-shape="id1" draw:end-glue-point="1" svg:d="M13573 4175l-5526-64" svg:viewBox="0 0 5527 65">
          <text:p/>
        </draw:connector>
        <draw:connector draw:style-name="gr7" draw:text-style-name="P3" draw:layer="layout" draw:type="line" svg:x1="13.573cm" svg:y1="4.175cm" svg:x2="8.047cm" svg:y2="7.794cm" draw:start-shape="id7" draw:start-glue-point="5" draw:end-shape="id2" draw:end-glue-point="1" svg:d="M13573 4175l-5526 3619" svg:viewBox="0 0 5527 3620">
          <text:p/>
        </draw:connector>
        <draw:connector draw:style-name="gr7" draw:text-style-name="P3" draw:layer="layout" draw:type="line" svg:x1="13.573cm" svg:y1="7.776cm" svg:x2="8.047cm" svg:y2="4.111cm" draw:start-shape="id8" draw:end-shape="id1" draw:end-glue-point="1" svg:d="M13573 7776l-5526-3665" svg:viewBox="0 0 5527 3666">
          <text:p/>
        </draw:connector>
        <draw:connector draw:style-name="gr7" draw:text-style-name="P3" draw:layer="layout" draw:type="line" svg:x1="13.573cm" svg:y1="7.776cm" svg:x2="8.047cm" svg:y2="7.794cm" draw:start-shape="id8" draw:start-glue-point="5" draw:end-shape="id2" draw:end-glue-point="1" svg:d="M13573 7776l-5526 18" svg:viewBox="0 0 5527 19">
          <text:p/>
        </draw:connector>
        <draw:connector draw:style-name="gr7" draw:text-style-name="P3" draw:layer="layout" draw:type="line" svg:x1="13.573cm" svg:y1="4.175cm" svg:x2="4.874cm" svg:y2="22.636cm" draw:start-shape="id7" draw:start-glue-point="5" draw:end-shape="id3" draw:end-glue-point="4" svg:d="M13573 4175l-8699 18461" svg:viewBox="0 0 8700 18462">
          <text:p/>
        </draw:connector>
        <draw:connector draw:style-name="gr7" draw:text-style-name="P3" draw:layer="layout" draw:type="line" svg:x1="13.573cm" svg:y1="7.776cm" svg:x2="4.874cm" svg:y2="22.636cm" draw:start-shape="id8" draw:start-glue-point="5" draw:end-shape="id3" draw:end-glue-point="4" svg:d="M13573 7776l-8699 14860" svg:viewBox="0 0 8700 14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4:18:33.532130132</meta:creation-date>
    <dc:date>2017-07-07T14:26:32.784296012</dc:date>
    <meta:editing-duration>PT7M59S</meta:editing-duration>
    <meta:editing-cycles>1</meta:editing-cycles>
    <meta:document-statistic meta:object-count="19"/>
    <meta:generator>LibreOffice/5.3.3.2$Linux_X86_64 LibreOffice_project/30m0$Build-2</meta:generator>
  </office:meta>
</office:document-meta>
</file>